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31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style:font-name="Latin Modern Math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Latin Modern Math" fo:font-size="26pt" style:font-size-asian="26pt" style:font-size-complex="26pt"/>
    </style:style>
    <style:style style:name="T1" style:family="text">
      <style:text-properties style:font-name="Latin Modern Math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atin Modern Math" fo:font-size="26pt" style:font-size-asian="26pt" style:font-size-complex="26pt"/>
    </style:style>
    <style:style style:name="T5" style:family="text">
      <style:text-properties style:font-name="Latin Modern Mat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 104 : PACMAN GAME</text:span></text:p>
          </draw:text-box>
        </draw:frame>
        <draw:frame presentation:style-name="pr2" draw:text-style-name="P2" draw:layer="layout" svg:width="25.199cm" svg:height="9.313cm" svg:x="1.4cm" svg:y="4.6cm" presentation:class="subtitle" presentation:user-transformed="true">
          <draw:text-box>
            <text:p><text:span text:style-name="T1">Albéric de Foucauld</text:span></text:p>
            <text:p><text:span text:style-name="T1">Oscar Salmon-Legagneur</text:span></text:p>
            <text:p><text:span text:style-name="T1">Thibaud Pichard</text:span></text:p>
            <text:p><text:span text:style-name="T1"/></text:p>
            <text:p><text:span text:style-name="T1"/></text:p>
            <text:p><text:span text:style-name="T1">Stephen CREFF - stephen.creff@gmail.com</text:span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duct Description :</text:span></text:p>
          </draw:text-box>
        </draw:frame>
        <draw:frame draw:style-name="gr2" draw:text-style-name="P3" draw:layer="layout" svg:width="23.6cm" svg:height="7.982cm" svg:x="2.8cm" svg:y="4.4cm">
          <draw:text-box>
            <text:list text:style-name="L2">
              <text:list-item>
                <text:p><text:span text:style-name="T2">A game inspired by Pacman.</text:span></text:p>
              </text:list-item>
              <text:list-item>
                <text:p><text:span text:style-name="T2">To win : Eat every hot-dogs of the dashboard without bumping into a ghost.</text:span></text:p>
              </text:list-item>
              <text:list-item>
                <text:p><text:span text:style-name="T2">Three lives are given at the begining of the game.</text:span></text:p>
              </text:list-item>
              <text:list-item>
                <text:p><text:span text:style-name="T2">Bumping into a ghost take you out one life.</text:span></text:p>
              </text:list-item>
              <text:list-item>
                <text:p><text:span text:style-name="T2">Pacman only moves if a direction button is « down ».</text:span></text:p>
              </text:list-item>
              <text:list-item>
                <text:p><text:span text:style-name="T2">Ghosts’ behaviours ruled by function « chase».</text:span></text:p>
              </text:list-item>
              <text:list-item>
                <text:p><text:span text:style-name="T2">Pacman is able to attack ghosts if it eats sushis for 10 secondes.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echnical environment :</text:span></text:p>
          </draw:text-box>
        </draw:frame>
        <draw:frame presentation:style-name="pr4" draw:text-style-name="P4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<text:span text:style-name="T4">Use of Python.</text:span></text:p>
              </text:list-item>
              <text:list-item>
                <text:p><text:span text:style-name="T4">The environment is Pygame.</text:span></text:p>
              </text:list-item>
              <text:list-item>
                <text:p><text:span text:style-name="T4">The game is played on a comput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oftware development :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Initial plan : familiarization with the Pygame environment, <text:s/>creation </text:span><text:span text:style-name="T5">of several maps, creation of a ghost and its behaviour, creation of </text:span><text:span text:style-name="T5">Pacman and its moves</text:span><text:span text:style-name="T4">. </text:span><text:span text:style-name="T5">Set up of a planning. </text:span></text:p>
              </text:list-item>
              <text:list-item>
                <text:p><text:span text:style-name="T5">Status project : the project is on time. </text:span></text:p>
              </text:list-item>
              <text:list-item>
                <text:p><text:span text:style-name="T5">Directions followed : matching with the calendar.</text:span></text:p>
              </text:list-item>
              <text:list-item>
                <text:p><text:span text:style-name="T5">Key results 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Pacman’s moves are as planned.</text:span></text:p>
                      </text:list-item>
                      <text:list-item>
                        <text:p><text:span text:style-name="T5">Levels correctly displayed on the screen.</text:span></text:p>
                      </text:list-item>
                      <text:list-item>
                        <text:p><text:span text:style-name="T5">Issues faced with ghosts’ behaviour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3:47:30.557356966</meta:creation-date>
    <dc:date>2019-04-23T14:37:25.834198298</dc:date>
    <meta:editing-duration>PT21M45S</meta:editing-duration>
    <meta:editing-cycles>6</meta:editing-cycles>
    <meta:generator>LibreOffice/6.0.7.3$Linux_X86_64 LibreOffice_project/00m0$Build-3</meta:generator>
    <meta:document-statistic meta:object-count="37"/>
  </office:meta>
</office:document-meta>
</file>